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0fb" officeooo:paragraph-rsid="001480fb"/>
    </style:style>
    <style:style style:name="P2" style:family="paragraph" style:parent-style-name="Standard">
      <style:text-properties officeooo:rsid="0015f741" officeooo:paragraph-rsid="0015f741"/>
    </style:style>
    <style:style style:name="P3" style:family="paragraph" style:parent-style-name="Standard">
      <style:text-properties officeooo:rsid="001622f4" officeooo:paragraph-rsid="001622f4"/>
    </style:style>
    <style:style style:name="P4" style:family="paragraph" style:parent-style-name="Standard">
      <style:text-properties officeooo:rsid="00174b90" officeooo:paragraph-rsid="00174b90"/>
    </style:style>
    <style:style style:name="P5" style:family="paragraph" style:parent-style-name="Standard">
      <style:text-properties officeooo:rsid="001825cf" officeooo:paragraph-rsid="001825cf"/>
    </style:style>
    <style:style style:name="P6" style:family="paragraph" style:parent-style-name="Standard">
      <style:text-properties officeooo:rsid="00189c72" officeooo:paragraph-rsid="00189c72"/>
    </style:style>
    <style:style style:name="T1" style:family="text">
      <style:text-properties officeooo:rsid="00189c72"/>
    </style:style>
    <style:style style:name="T2" style:family="text">
      <style:text-properties officeooo:rsid="001a59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Squads</text:p>
      <text:p text:style-name="P1"/>
      <text:p text:style-name="P1">Times multidisciplinares com um objetivo único.</text:p>
      <text:p text:style-name="P2">Autossuficiência na geração da equipe – como se fosse uma “mini empresa”.</text:p>
      <text:p text:style-name="P2"/>
      <text:p text:style-name="P2">Liderança Ágil (liderança servidora</text:p>
      <text:p text:style-name="P2"/>
      <text:p text:style-name="P2"/>
      <text:p text:style-name="P3">Visão do produto – como deixar de maneira clara para que o time não comece a executar coisas fora do objetivo</text:p>
      <text:p text:style-name="P3"/>
      <text:p text:style-name="P3">Representação simples e objetiva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ara – cliente final</text:p>
      <text:p text:style-name="P4">Cujo – problema que precisa ser resolvido</text:p>
      <text:p text:style-name="P4">O – nome do produto</text:p>
      <text:p text:style-name="P4">É um – categoria do produto</text:p>
      <text:p text:style-name="P4">Que – razão para adquiri-lo</text:p>
      <text:p text:style-name="P4">Diferentemente da – alternativa da concorrência</text:p>
      <text:p text:style-name="P4">O nosso produto – diferença chave</text:p>
      <text:p text:style-name="P4"/>
      <text:p text:style-name="P4"/>
      <text:p text:style-name="P4">Para – Netflix</text:p>
      <text:p text:style-name="P4">Cujo – Portfólio de conteúdo <text:span text:style-name="T1">precisa ser otimizado</text:span></text:p>
      <text:p text:style-name="P4">O – </text:p>
      <text:p text:style-name="P6">Movie trends</text:p>
      <text:p text:style-name="P6">spectator trends</text:p>
      <text:p text:style-name="P6">The trends</text:p>
      <text:p text:style-name="P6">Yellowflix</text:p>
      <text:p text:style-name="P4">É um – Score de conteúdo</text:p>
      <text:p text:style-name="P5">Que – Suportar a Netflix na escolha de conteúdo de forma mas assertiva / Facilitar a disponibilização do conteúdo (melhorar a relevância)</text:p>
      <text:p text:style-name="P5">Diferentemente da – <text:span text:style-name="T2">concorrência que não tem uma verificação analítica </text:span></text:p>
      <text:p text:style-name="P6">O nosso produto – Solução multitarefa <text:span text:style-name="T2">que combina diversas variáveis </text:span>para análise e score de novos produtos e manutenção de produtos existentes</text:p>
      <text:p text:style-name="P5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3T19:47:46.057000000</meta:creation-date>
    <dc:date>2020-02-05T21:56:22.729000000</dc:date>
    <meta:editing-duration>P2DT5M11S</meta:editing-duration>
    <meta:editing-cycles>1</meta:editing-cycles>
    <meta:document-statistic meta:table-count="0" meta:image-count="0" meta:object-count="0" meta:page-count="1" meta:paragraph-count="24" meta:word-count="152" meta:character-count="1010" meta:non-whitespace-character-count="863"/>
    <meta:generator>LibreOffice/6.3.4.2$Windows_X86_64 LibreOffice_project/60da17e045e08f1793c57c00ba83cdfce946d0aa</meta:generator>
  </office:meta>
</office:document-meta>
</file>